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ucida Console" svg:font-family="'Lucida Console', Monaco, monospace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a1" style:family="table">
      <style:table-properties style:width="16.999cm" table:align="margins"/>
    </style:style>
    <style:style style:name="Tabela1.A" style:family="table-column">
      <style:table-column-properties style:column-width="16.999cm" style:rel-column-width="65535*"/>
    </style:style>
    <style:style style:name="Tabela1.A1" style:family="table-cell">
      <style:table-cell-properties fo:background-color="#ffffff" fo:padding="0.097cm" fo:border="0.002cm solid #000000">
        <style:background-image/>
      </style:table-cell-properties>
    </style:style>
    <style:style style:name="Tabela1.A2" style:family="table-cell">
      <style:table-cell-properties fo:background-color="#ffffff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P1" style:family="paragraph" style:parent-style-name="Standard">
      <style:text-properties style:font-name="Trebuchet MS" fo:font-size="14pt" fo:language="en" fo:country="US" style:font-size-asian="14pt" style:font-size-complex="14pt"/>
    </style:style>
    <style:style style:name="P2" style:family="paragraph" style:parent-style-name="Standard">
      <style:paragraph-properties fo:text-align="center" style:justify-single-word="false"/>
      <style:text-properties style:font-name="Trebuchet MS" fo:font-size="14pt" fo:language="en" fo:country="US" style:font-size-asian="14pt" style:font-size-complex="14pt"/>
    </style:style>
    <style:style style:name="P3" style:family="paragraph" style:parent-style-name="Standard">
      <style:text-properties style:font-name="Trebuchet MS" fo:font-size="16pt" fo:language="en" fo:country="US" style:font-size-asian="16pt" style:font-size-complex="16pt"/>
    </style:style>
    <style:style style:name="P4" style:family="paragraph" style:parent-style-name="Standard">
      <style:paragraph-properties fo:text-align="center" style:justify-single-word="false"/>
      <style:text-properties style:font-name="Trebuchet MS" fo:font-size="16pt" fo:language="en" fo:country="US" style:font-size-asian="16pt" style:font-size-complex="16pt"/>
    </style:style>
    <style:style style:name="P5" style:family="paragraph" style:parent-style-name="Standard">
      <style:paragraph-properties fo:text-align="center" style:justify-single-word="false"/>
      <style:text-properties style:font-name="Trebuchet MS" fo:font-size="24pt" fo:language="en" fo:country="US" fo:font-weight="bold" style:font-size-asian="24pt" style:font-weight-asian="bold" style:font-size-complex="24pt" style:font-weight-complex="bold"/>
    </style:style>
    <style:style style:name="P6" style:family="paragraph" style:parent-style-name="Standard">
      <style:text-properties style:font-name="Trebuchet MS" fo:font-size="12pt" fo:language="en" fo:country="US" style:font-size-asian="12pt" style:font-size-complex="12pt"/>
    </style:style>
    <style:style style:name="P7" style:family="paragraph" style:parent-style-name="Standard">
      <style:paragraph-properties fo:text-align="center" style:justify-single-word="false"/>
      <style:text-properties style:font-name="Trebuchet MS" fo:font-size="36pt" fo:language="en" fo:country="US" style:font-size-asian="36pt" style:font-size-complex="36pt"/>
    </style:style>
    <style:style style:name="P8" style:family="paragraph" style:parent-style-name="Standard">
      <style:text-properties style:font-name="Arial" fo:font-size="14pt" style:font-name-asian="Andale Sans UI" style:font-size-asian="14pt" style:font-name-complex="Tahoma" style:font-size-complex="14pt"/>
    </style:style>
    <style:style style:name="P9" style:family="paragraph" style:parent-style-name="Standard">
      <style:paragraph-properties fo:text-align="start" style:justify-single-word="false"/>
      <style:text-properties style:font-name="Arial" fo:font-size="14pt" fo:font-weight="normal" style:font-name-asian="Andale Sans UI" style:font-size-asian="14pt" style:font-weight-asian="normal" style:font-name-complex="Tahoma" style:font-size-complex="14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ff" style:font-name="Consolas" fo:font-size="14pt" fo:font-weight="normal" style:font-name-asian="Consolas" style:font-size-asian="14pt" style:font-weight-asian="normal" style:font-name-complex="Consolas" style:font-size-complex="14pt" style:font-weight-complex="normal"/>
    </style:style>
    <style:style style:name="P11" style:family="paragraph" style:parent-style-name="Table_20_Contents">
      <style:text-properties style:font-name="Arial" fo:font-size="16.1000003814697pt" style:font-name-asian="Andale Sans UI" style:font-size-asian="16.1000003814697pt" style:font-name-complex="Tahoma" style:font-size-complex="16.1000003814697pt"/>
    </style:style>
    <style:style style:name="P12" style:family="paragraph" style:parent-style-name="Table_20_Contents">
      <style:paragraph-properties fo:text-align="center" style:justify-single-word="false"/>
      <style:text-properties style:font-name="Arial" fo:font-size="16.1000003814697pt" fo:font-weight="bold" style:font-name-asian="Andale Sans UI" style:font-size-asian="16.1000003814697pt" style:font-weight-asian="bold" style:font-name-complex="Tahoma" style:font-size-complex="16.1000003814697pt" style:font-weight-complex="bold"/>
    </style:style>
    <style:style style:name="P13" style:family="paragraph" style:parent-style-name="Standard">
      <style:text-properties style:font-name="Arial" fo:font-size="14pt" style:font-name-asian="Andale Sans UI" style:font-size-asian="14pt" style:font-name-complex="Tahoma" style:font-size-complex="14pt"/>
    </style:style>
    <style:style style:name="T1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2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3" style:family="text">
      <style:text-properties fo:color="#0000ff" style:font-name="Consolas" style:font-name-asian="Consolas" style:font-name-complex="Consolas"/>
    </style:style>
    <style:style style:name="T4" style:family="text">
      <style:text-properties fo:color="#a31515" style:font-name="Consolas" style:font-name-asian="Consolas" style:font-name-complex="Consolas"/>
    </style:style>
    <style:style style:name="T5" style:family="text">
      <style:text-properties fo:color="#ff0000" style:font-name="Consolas" style:font-name-asian="Consolas" style:font-name-complex="Consolas"/>
    </style:style>
    <style:style style:name="T6" style:family="text">
      <style:text-properties style:use-window-font-color="true" style:font-name="Consolas" style:font-name-asian="Consolas" style:font-name-complex="Consolas"/>
    </style:style>
    <style:style style:name="T7" style:family="text">
      <style:text-properties fo:color="#800000" style:font-name="Consolas" style:font-name-asian="Consolas" style:font-name-complex="Consolas"/>
    </style:style>
    <style:style style:name="T8" style:family="text">
      <style:text-properties fo:color="#008000" style:font-name="Consolas" style:font-name-asian="Consolas" style:font-name-complex="Consolas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7">QLog</text:p>
      <text:p text:style-name="P4">Quick logging for Windows Azure .NET applications</text:p>
      <text:p text:style-name="P6"/>
      <text:p text:style-name="P2">Version: 1.4</text:p>
      <text:p text:style-name="P2"/>
      <text:p text:style-name="P5">Configuration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<text:span text:style-name="T1">Author: </text:span><text:span text:style-name="T2">Adam Sobaniec (sobanieca@gmail.com)</text:span></text:p>
      <text:p text:style-name="P1"/>
      <text:p text:style-name="P1"/>
      <text:p text:style-name="P1"/>
      <table:table table:name="Tabela1" table:style-name="Tabela1">
        <table:table-column table:style-name="Tabela1.A"/>
        <text:soft-page-break/>
        <table:table-row>
          <table:table-cell table:style-name="Tabela1.A1" office:value-type="string">
            <text:p text:style-name="P12">Connection string:</text:p>
            <text:p text:style-name="P11"/>
            <text:p text:style-name="P8"><text:span text:style-name="T3">&lt;</text:span><text:span text:style-name="T4">add</text:span><text:span text:style-name="T3"> </text:span><text:span text:style-name="T5">name</text:span><text:span text:style-name="T3">=</text:span><text:span text:style-name="T6">"</text:span><text:span text:style-name="T3">QLogDataSource</text:span><text:span text:style-name="T6">"</text:span><text:span text:style-name="T3"> </text:span></text:p>
            <text:p text:style-name="P8"><text:span text:style-name="T3"><text:s text:c="3"/></text:span><text:span text:style-name="T5">connectionString</text:span><text:span text:style-name="T3">=</text:span><text:span text:style-name="T6">"{-</text:span><text:span text:style-name="T3">Connection string for logs storage account-}</text:span><text:span text:style-name="T6">"</text:span></text:p>
            <text:p text:style-name="P8"><text:span text:style-name="T6"><text:s text:c="4"/></text:span><text:span text:style-name="T3">/&gt; </text:span><text:span text:style-name="T8">//"UseDevelopmentStorage=true" for localhost or "DefaultEndpointsProtocol=http;AccountName=myAccount;AccountKey=myKey;" for cloud deployed application</text:span></text:p>
          </table:table-cell>
        </table:table-row>
        <table:table-row>
          <table:table-cell table:style-name="Tabela1.A2" office:value-type="string">
            <text:p text:style-name="P12">QLog area:</text:p>
            <text:p text:style-name="P12"/>
            <text:p text:style-name="P9"><text:span text:style-name="T3">&lt;</text:span><text:span text:style-name="T4">add</text:span><text:span text:style-name="T3"> </text:span><text:span text:style-name="T5">key</text:span><text:span text:style-name="T3">=</text:span><text:span text:style-name="T6">"</text:span><text:span text:style-name="T3">QLogArea</text:span><text:span text:style-name="T6">"</text:span><text:span text:style-name="T3"> </text:span></text:p>
            <text:p text:style-name="P9"><text:span text:style-name="T3"><text:s text:c="5"/></text:span><text:span text:style-name="T5">value</text:span><text:span text:style-name="T3">=</text:span><text:span text:style-name="T6">"</text:span><text:span text:style-name="T3">*None*|All|QTrace|QDebug|QInfo|QWarn|QError|QCritical|Accept:{-areas names separated with comma-}|Ignore:{-areas names separated with comma-}</text:span><text:span text:style-name="T6">" </text:span><text:span text:style-name="T3">/&gt;</text:span></text:p>
          </table:table-cell>
        </table:table-row>
        <table:table-row>
          <table:table-cell table:style-name="Tabela1.A2" office:value-type="string">
            <text:p text:style-name="P12">QLog async:</text:p>
            <text:p text:style-name="P12"/>
            <text:p text:style-name="P9"><text:span text:style-name="T3">&lt;</text:span><text:span text:style-name="T4">add</text:span><text:span text:style-name="T3"> </text:span><text:span text:style-name="T5">key</text:span><text:span text:style-name="T3">=</text:span><text:span text:style-name="T6">"</text:span><text:span text:style-name="T3">QLogAsync</text:span><text:span text:style-name="T6">"</text:span><text:span text:style-name="T3"> </text:span></text:p>
            <text:p text:style-name="P9"><text:span text:style-name="T3"><text:s text:c="5"/></text:span><text:span text:style-name="T5">value</text:span><text:span text:style-name="T3">=</text:span><text:span text:style-name="T6">"</text:span><text:span text:style-name="T3">True|*False*|Accept:{-areas names separated with comma-}|Ignore:{-areas names separated with comma-}</text:span><text:span text:style-name="T6">" </text:span><text:span text:style-name="T3">/&gt;</text:span></text:p>
          </table:table-cell>
        </table:table-row>
        <table:table-row>
          <table:table-cell table:style-name="Tabela1.A2" office:value-type="string">
            <text:p text:style-name="P12">QLog silent mode:</text:p>
            <text:p text:style-name="P10"/>
            <text:p text:style-name="P9"><text:span text:style-name="T3">&lt;</text:span><text:span text:style-name="T4">add</text:span><text:span text:style-name="T3"> </text:span><text:span text:style-name="T5">key</text:span><text:span text:style-name="T3">=</text:span><text:span text:style-name="T6">"</text:span><text:span text:style-name="T3">QLogSilentMode</text:span><text:span text:style-name="T6">"</text:span><text:span text:style-name="T3"> </text:span></text:p>
            <text:p text:style-name="P9"><text:span text:style-name="T3"><text:s text:c="5"/></text:span><text:span text:style-name="T5">value</text:span><text:span text:style-name="T3">=</text:span><text:span text:style-name="T6">"</text:span><text:span text:style-name="T3">*True*|False</text:span><text:span text:style-name="T6">" </text:span><text:span text:style-name="T3">/&gt;</text:span></text:p>
          </table:table-cell>
        </table:table-row>
        <table:table-row>
          <table:table-cell table:style-name="Tabela1.A2" office:value-type="string">
            <text:p text:style-name="P12">QLog stacktrace:</text:p>
            <text:p text:style-name="P12"/>
            <text:p text:style-name="P9"><text:span text:style-name="T3">&lt;</text:span><text:span text:style-name="T4">add</text:span><text:span text:style-name="T3"> </text:span><text:span text:style-name="T5">key</text:span><text:span text:style-name="T3">=</text:span><text:span text:style-name="T6">"</text:span><text:span text:style-name="T3">QLogStacktrace</text:span><text:span text:style-name="T6">"</text:span><text:span text:style-name="T3"> </text:span></text:p>
            <text:p text:style-name="P9"><text:span text:style-name="T3"><text:s text:c="5"/></text:span><text:span text:style-name="T5">value</text:span><text:span text:style-name="T3">=</text:span><text:span text:style-name="T6">"</text:span><text:span text:style-name="T3">*True*|False</text:span><text:span text:style-name="T6">" </text:span><text:span text:style-name="T3">/&gt;</text:span></text:p>
          </table:table-cell>
        </table:table-row>
        <table:table-row>
          <table:table-cell table:style-name="Tabela1.A2" office:value-type="string">
            <text:p text:style-name="P12">QLog postfix:</text:p>
            <text:p text:style-name="P12"/>
            <text:p text:style-name="P9"><text:span text:style-name="T3">&lt;</text:span><text:span text:style-name="T4">add</text:span><text:span text:style-name="T3"> </text:span><text:span text:style-name="T5">key</text:span><text:span text:style-name="T3">=</text:span><text:span text:style-name="T6">"</text:span><text:span text:style-name="T3">QLogPostfix</text:span><text:span text:style-name="T6">"</text:span><text:span text:style-name="T3"> </text:span></text:p>
            <text:p text:style-name="P9"><text:span text:style-name="T3"><text:s text:c="5"/></text:span><text:span text:style-name="T5">value</text:span><text:span text:style-name="T3">=</text:span><text:span text:style-name="T6">"</text:span><text:span text:style-name="T3">{-Postfix that will be added to table name-}</text:span><text:span text:style-name="T6">" </text:span><text:span text:style-name="T3">/&gt;</text:span></text:p>
          </table:table-cell>
        </table:table-row>
        <table:table-row>
          <table:table-cell table:style-name="Tabela1.A2" office:value-type="string">
            <text:p text:style-name="P12">QLog buffer max count (capacity):</text:p>
            <text:p text:style-name="P12"/>
            <text:p text:style-name="P9"><text:span text:style-name="T3">&lt;</text:span><text:span text:style-name="T4">add</text:span><text:span text:style-name="T3"> </text:span><text:span text:style-name="T5">key</text:span><text:span text:style-name="T3">=</text:span><text:span text:style-name="T6">"</text:span><text:span text:style-name="T3">QLogBufferMaxCount</text:span><text:span text:style-name="T6">"</text:span><text:span text:style-name="T3"> </text:span></text:p>
            <text:p text:style-name="P9"><text:span text:style-name="T3"><text:s text:c="5"/></text:span><text:span text:style-name="T5">value</text:span><text:span text:style-name="T3">=</text:span><text:span text:style-name="T6">"</text:span><text:span text:style-name="T3">*100*|{-Any Int32 valid value-}</text:span><text:span text:style-name="T6">" </text:span><text:span text:style-name="T3">/&gt;</text:span></text:p>
          </table:table-cell>
        </table:table-row>
      </table:table>
      <text:p text:style-name="Text_20_body">All values surrounded by "*" are the default values that are being used by QLog if no specific setting was found in the application configura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ucida Console" svg:font-family="'Lucida Console', Monaco, monospace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rebuchet MS" svg:font-family="'Trebuchet MS'" style:font-family-generic="swiss" style:font-pitch="variable"/>
    <style:font-face style:name="Andale Sans UI" svg:font-family="'Andale Sans UI'" style:font-family-generic="system" style:font-pitch="variable"/>
    <style:font-face style:name="MS PGothic" svg:font-family="'MS PGothic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er" style:family="paragraph" style:parent-style-name="Standard" style:next-style-name="Text_20_body" style:class="extra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er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1.397cm" fo:text-indent="-0.762cm" fo:margin-left="1.397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651cm" fo:text-indent="-1.016cm" fo:margin-left="1.651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905cm" fo:text-indent="-1.27cm" fo:margin-left="1.905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2.159cm" fo:text-indent="-1.524cm" fo:margin-left="2.159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2.413cm" fo:text-indent="-1.778cm" fo:margin-left="2.413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667cm" fo:text-indent="-2.032cm" fo:margin-left="2.667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921cm" fo:text-indent="-2.286cm" fo:margin-left="2.921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3.175cm" fo:text-indent="-2.54cm" fo:margin-left="3.175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3.429cm" fo:text-indent="-2.794cm" fo:margin-left="3.429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683cm" fo:text-indent="-3.048cm" fo:margin-left="3.683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09-04-16T11:32:02.64</meta:creation-date>
    <meta:editing-duration>PT50M43S</meta:editing-duration>
    <meta:editing-cycles>32</meta:editing-cycles>
    <meta:generator>OpenOffice.org/3.3$Win32 OpenOffice.org_project/330m20$Build-9567</meta:generator>
    <dc:date>2013-06-05T13:11:33.95</dc:date>
    <dc:creator>Adam Sobaniec</dc:creator>
    <meta:document-statistic meta:table-count="1" meta:image-count="0" meta:object-count="0" meta:page-count="2" meta:paragraph-count="28" meta:word-count="126" meta:character-count="1219"/>
    <meta:user-defined meta:name="Info 1"/>
    <meta:user-defined meta:name="Info 2"/>
    <meta:user-defined meta:name="Info 3"/>
    <meta:user-defined meta:name="Info 4"/>
  </office:meta>
</office:document-meta>
</file>